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Sect1" style:family="section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Title">Coding style</text:p>
        <text:p/>
        <text:table-of-content text:protected="true" text:name="Table of Contents1">
          <text:table-of-content-source text:outline-level="4">
            <text:index-title-template text:style-name="Contents Heading">Index</text:index-title-template>
            <text:table-of-content-entry-template text:outline-level="1" text:style-name="Contents 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 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Normal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Normal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</text:table-of-content>
        <text:h text:style-name="Heading 1" text:outline-level="1">Introduction</text:h>
        <text:p text:style-name="Text body">Here you have some tips about how to write the sources. <text:s/>The idea is make the code ease to read and maintain.</text:p>
        <text:h text:style-name="Heading 1" text:outline-level="1">Coding style</text:h>
        <text:h text:style-name="Heading 2" text:outline-level="2">Comments</text:h>
        <text:p text:style-name="Text body">Sources must include comments. <text:s/>At least all public objects must have one comment to explain its proposal and use.</text:p>
        <text:p text:style-name="Text body">The comments should be formatted as explained in pasdoc documentation, so anybody can create a full internal documentation using it. <text:s/>Visit http://pasdoc.sipsolutions.net/ for more information.</text:p>
        <text:p text:style-name="Text body">A good idea is to write comments while coding.</text:p>
        <text:p text:style-name="Text body">You can use <text:span text:style-name="Code_text">(*...*)</text:span> comments for important information and <text:span text:style-name="Code_text">{...}</text:span> for any other. <text:s/>Do not use nested comments because they're a common source of problems and mistakes. <text:s/>Deactivate nested comments from your compiler options to be sure.</text:p>
        <text:p text:style-name="Text body">Do not use C++ style comments (<text:span text:style-name="Code_text">//...</text:span>) just because they're ugly. <text:s/>An exception for C++ comments would be to temporally deactivate code.</text:p>
        <text:p text:style-name="Text body">Deactivate code using comments only if you'll activate it in the future. <text:s/>Note that I'll delete any commented code I find before to pack a release (except algorithm descriptions, of course).</text:p>
        <text:h text:style-name="Heading 2" text:outline-level="2">Identifiers</text:h>
        <text:p text:style-name="Text body">Names and identifiers should describe themselves. <text:s/>Don't be afraid if names gets too long: <text:s/>modern source editors include “code completion” utilities that reduces typing.</text:p>
        <text:p text:style-name="Text body">Keywords should be UPPERCASE. <text:s/>I know that modern IDEs (i.e. Delphi and Lazarus) write them lowercase but I find sources are easer to read with keywords written in uppercase even with syntax highlighting.</text:p>
        <text:p text:style-name="Text body">Constants, enumerations and type names should be UPPERCASE too, using “_” character to separate words.</text:p>
        <text:p text:style-name="Text body">Everything else (variable names , set elements, methods, properties, etc.) should be CamelCase.</text:p>
        <text:p text:style-name="Text body">The use of prefixes (as “T” for types and “initial characters” for set elements) to distinguish different stuff with same name would be useful but <text:span text:style-name="T1">Hungarian notation is evil so do not use it</text:span><text:span text:style-name="T2">, <text:s/>never.</text:span></text:p>
        <text:h text:style-name="Heading 2" text:outline-level="2">Indentation</text:h>
        <text:p text:style-name="Text body">This is a complex issue, but it must be used.</text:p>
        <text:p text:style-name="Text body">I use 2-spaces indentation, using a tab-character for 8 spaces.</text:p>
        <text:p text:style-name="Text body"><text:span text:style-name="Code_text">BEGIN</text:span> and <text:span text:style-name="Code_text">END</text:span> keywords should be on the same column. <text:s/>Same with <text:span text:style-name="Code_text">REPEAT</text:span> and <text:span text:style-name="Code_text">UNTIL</text:span>, <text:span text:style-name="Code_text">CASE</text:span> and <text:span text:style-name="Code_text">END</text:span>, etcetera.</text:p>
        <text:p text:style-name="Text body">Comments should have one less indentation than the code if available.</text:p>
        <text:p text:style-name="Code">(* Good indentation example. *)<text:line-break/> <text:s/>PROCEDURE Example (Parm: INTEGER);<text:line-break/> <text:s/>BEGIN<text:line-break/> <text:s text:c="3"/>IF Parm = Value THEN<text:line-break/> <text:s text:c="5"/>DoSomething (Param)<text:line-break/> <text:s text:c="3"/>ELSE BEGIN<text:line-break/> <text:s text:c="5"/>DoElse (Param);<text:line-break/> <text:s text:c="5"/>WHILE Param &gt; 0 DO<text:line-break/> <text:s text:c="5"/>BEGIN<text:line-break/> <text:s text:c="7"/>DoOther (Param);<text:line-break/> <text:s text:c="7"/>DEC (Param);<text:line-break/> <text:s text:c="5"/>END;<text:line-break/> <text:s text:c="3"/>END;<text:line-break/> <text:s/>{ Other more strict way. <text:s/>It shows also comment indentation. }<text:line-break/> <text:s text:c="3"/>IF Parm = Value THEN<text:line-break/> <text:s text:c="5"/>DoSomething (Param)<text:line-break/> <text:s text:c="3"/>ELSE<text:line-break/> <text:s text:c="5"/>BEGIN<text:line-break/> <text:s text:c="7"/>DoElse (Param);</text:p>
        <text:p text:style-name="Code"> <text:s text:c="5"/>{ This comments the loop. }<text:line-break/> <text:s text:c="7"/>WHILE Param &gt; 0 DO<text:line-break/> <text:s text:c="9"/>BEGIN<text:line-break/> <text:s text:c="11"/>DoOther (Param);<text:line-break/> <text:s text:c="11"/>DEC (Param);<text:line-break/> <text:s text:c="9"/>END;<text:line-break/> <text:s text:c="5"/>END;<text:line-break/> <text:s/>END;</text:p>
        <text:h text:style-name="Heading 2" text:outline-level="2">Spaces</text:h>
        <text:p text:style-name="Text body">Put spaces before a parenthesis, after a comma and surrounding operators. <text:s/>This will make things easer to read.</text:p>
        <text:p text:style-name="Code">{ Space example. }<text:line-break/> <text:s/>Variable := Origin + SomeFunction (Value, 123 + (456 * Cnt));<text:line-break/>{ Compare with this. }<text:line-break/> <text:s/>Variable:=Origin+SomeFunction(Value,123+(456*Cnt));</text:p>
        <text:p text:style-name="Text body">Use empty lines to separate logical blocks. <text:s/>Use 3 empty lines to separate each <text:span text:style-name="Code_text">CLASS</text:span>, <text:span text:style-name="Code_text">PROCEDURE</text:span> or <text:span text:style-name="Code_text">FUNCTION</text:span> with others so it's easy to find where it starts and ends. <text:s/>So do not put more than one empty line to separate code inside a <text:span text:style-name="Code_text">BEGIN...END</text:span> code block.</text:p>
        <text:p text:style-name="Code">(* This is a function to show how to use empty lines to separate<text:line-break/> <text:s text:c="2"/>logic blocs. *)<text:line-break/>FUNCTION Example: BOOLEAN;<text:line-break/>BEGIN<text:line-break/> <text:s/>Example := TRUE;<text:line-break/>END;<text:line-break/><text:line-break/><text:line-break/><text:line-break/>(* This procedure is preceded by 3 empty lines so it's easy to<text:line-break/> <text:s text:c="2"/>find where the previous one finishes and where this starts. *)<text:line-break/>PROCEDURE Other;<text:line-break/>BEGIN<text:line-break/> <text:s/>IF Something THEN<text:line-break/> <text:s text:c="3"/>DoThis;<text:line-break/> <text:s/>DoSometing;<text:line-break/><text:line-break/>{ The previous line separates a logic block. }<text:line-break/> <text:s/>DoMore;<text:line-break/>END;</text:p>
        <text:h text:style-name="Heading 2" text:outline-level="2">Line length</text:h>
        <text:p text:style-name="Text body">Remember that horizontal scroll is evil and some editors (i. e. Vi) doesn't allow it, so avoid it if possible. <text:s/>You can split long procedure calls or conditionals or everything else. <text:s/>Use indentation to help reading.</text:p>
        <text:p text:style-name="Code">{ An example about how to split long lines. }<text:line-break/> <text:s/>IF (AbnormallyLongVariableName &lt;&gt; A_VERY_LONG_CONSTANT_NAME)<text:line-break/> <text:s text:c="3"/>AND (AbnormallyLongVariableName &lt; OTHER_CONSTANT)<text:line-break/> <text:s/>THEN<text:line-break/> <text:s text:c="3"/>ThisProcedureHasALongName (<text:line-break/> <text:s text:c="5"/>AbnormallyLongVariableName,<text:line-break/> <text:s text:c="5"/>AnObject.AnotherVeryLongNameForMethod (<text:line-break/> <text:s text:c="7"/>AgainAnObjectWithAVeryLongName.UsefulPropertyToUse<text:line-break/> <text:s text:c="5"/>),<text:line-break/> <text:s text:c="5"/>LongNameForSomethingElse.ThatsEnough<text:line-break/> <text:s text:c="3"/>);</text:p>
        <text:h text:style-name="Heading 1" text:outline-level="1">Error handling</text:h>
        <text:h text:style-name="Heading 2" text:outline-level="2">On error RAISE</text:h>
        <text:p text:style-name="Text body">That should be the best way to handle errors. <text:s/>The main module have a <text:span text:style-name="Code_text">TRY...EXCEPT</text:span> block that catches any exception and shows it to the user in a friendly way.</text:p>
        <text:p text:style-name="Text body">Use the <text:span text:style-name="Code_text">Exception</text:span> descendent that fits better with the error.</text:p>
        <text:h text:style-name="Heading 2" text:outline-level="2">TRY...EXCEPT</text:h>
        <text:p text:style-name="Text body">Use this block only if the error can be fixed at runtime. <text:s/>Else allow the exception go down.</text:p>
        <text:h text:style-name="Heading 2" text:outline-level="2">TRY...FINALLY</text:h>
        <text:p text:style-name="Text body">Use this to prevent and avoid memory glitches. But do not abuse.</text:p>
        <text:h text:style-name="Heading 1" text:outline-level="1">Other</text:h>
        <text:p text:style-name="Text body">Do not use <text:span text:style-name="Code_text">WITH...DO</text:span> very often. <text:s/>It makes the code harder to understan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Nimbus Sans L"/>
    <style:font-face style:name="Courier 10 Pitch" svg:font-family="Courier 10 Pitch"/>
    <style:font-face style:name="Nimbus Roman No9 L" svg:font-family="Nimbus Roman No9 L"/>
    <style:font-face style:name="DejaVu Sans Mono" svg:font-family="DejaVu Sans Mono"/>
  </office:font-face-decls>
  <office:styles>
    <style:style style:name="Internet link_text" style:family="text" style:next-style-name="Internet link_text">
      <style:text-properties fo:color="#000080" style:text-underline-type="single"/>
    </style:style>
    <style:style style:name="Source Text_text" style:family="text" style:next-style-name="Source Text_text">
      <style:text-properties style:font-name="DejaVu Sans Mono"/>
    </style:style>
    <style:style style:name="Code_text" style:family="text" style:next-style-name="Code_text">
      <style:paragraph-properties fo:background-color="transparent"/>
      <style:text-properties style:font-name="Courier 10 Pitch" fo:font-size="10pt" fo:font-weight="bold" fo:background-color="transparent"/>
    </style:style>
    <style:style style:name="Teletype_text" style:family="text" style:next-style-name="Teletype_text">
      <style:text-properties style:font-name="DejaVu Sans Mono"/>
    </style:style>
    <style:style style:name="Text body" style:family="paragraph" style:parent-style-name="Normal" style:next-style-name="Text body">
      <style:paragraph-properties fo:margin-top="0cm" fo:margin-bottom="0.212cm"/>
    </style:style>
    <style:style style:name="Code" style:family="paragraph" style:parent-style-name="Text body" style:next-style-name="Code">
      <style:paragraph-properties fo:margin-top="0cm" fo:margin-bottom="0.199cm"/>
      <style:text-properties style:font-name="Courier 10 Pitch"/>
    </style:style>
    <style:style style:name="Normal" style:family="paragraph">
      <style:paragraph-properties style:writing-mode="lr"/>
      <style:text-properties style:font-name="Nimbus Roman No9 L" fo:font-size="12pt" fo:language="en" fo:country="GB"/>
    </style:style>
    <style:style style:name="Title" style:family="paragraph" style:parent-style-name="Heading" style:next-style-name="Subtitle">
      <style:paragraph-properties fo:text-align="center"/>
      <style:text-properties fo:font-size="18pt" fo:font-weight="bold"/>
    </style:style>
    <style:style style:name="Contents Heading" style:family="paragraph" style:parent-style-name="Heading" style:next-style-name="Contents Heading">
      <style:paragraph-properties fo:text-indent="0cm" fo:margin-left="0cm" fo:margin-right="0cm"/>
      <style:text-properties fo:font-size="16pt" fo:font-weight="bold"/>
    </style:style>
    <style:style style:name="Contents 2" style:family="paragraph" style:parent-style-name="Normal" style:next-style-name="Contents 2">
      <style:paragraph-properties fo:text-indent="0cm" fo:margin-left="0.499cm" fo:margin-right="0cm"/>
    </style:style>
    <style:style style:name="Contents 1" style:family="paragraph" style:parent-style-name="Normal" style:next-style-name="Contents 1">
      <style:paragraph-properties fo:text-indent="0cm" fo:margin-left="0cm" fo:margin-right="0cm"/>
    </style:style>
    <style:style style:name="Heading 1" style:family="paragraph" style:parent-style-name="Heading" style:next-style-name="Text body">
      <style:text-properties fo:font-size="16pt" fo:font-weight="bold"/>
    </style:style>
    <style:style style:name="Heading 2" style:family="paragraph" style:parent-style-name="Heading" style:next-style-name="Text body">
      <style:text-properties fo:font-size="14pt" fo:font-style="italic" fo:font-weight="bold"/>
    </style:style>
    <style:style style:name="Heading" style:family="paragraph" style:parent-style-name="Normal" style:next-style-name="Text body">
      <style:paragraph-properties fo:margin-top="0.423cm" fo:margin-bottom="0.212cm" fo:keep-with-next="always"/>
      <style:text-properties style:font-name="Nimbus Sans L" fo:font-size="14pt"/>
    </style:style>
    <style:style style:name="Subtitle" style:family="paragraph" style:parent-style-name="Heading" style:next-style-name="Text body">
      <style:paragraph-properties fo:text-align="center"/>
      <style:text-properties fo:font-size="14pt" fo:font-style="italic"/>
    </style:style>
    <style:style style:name="Caption" style:family="paragraph" style:parent-style-name="Normal" style:next-style-name="Caption">
      <style:paragraph-properties fo:margin-top="0.212cm" fo:margin-bottom="0.212cm"/>
      <style:text-properties fo:font-size="12pt" fo:font-style="italic"/>
    </style:style>
    <style:style style:name="Preformatted Text" style:family="paragraph" style:parent-style-name="Normal" style:next-style-name="Preformatted Text">
      <style:paragraph-properties fo:margin-top="0cm" fo:margin-bottom="0cm"/>
      <style:text-properties style:font-name="Nimbus Roman No9 L" fo:font-size="10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  <dc:date>2010-01-12T15:46:33</dc:date>
  </office:meta>
</office:document-meta>
</file>